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HYS135A</text:p>
          </table:table-cell>
          <table:table-cell office:value-type="string" calcext:value-type="string">
            <text:p>Fall 20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core-Pre</text:p>
          </table:table-cell>
          <table:table-cell office:value-type="string" calcext:value-type="string">
            <text:p>Score-Post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string" calcext:value-type="string">
            <text:p>Springer (20544908)</text:p>
          </table:table-cell>
          <table:table-cell table:formula="of:=4/43" office:value-type="float" office:value="0.0930232558139535" calcext:value-type="float">
            <text:p>0.0930232558</text:p>
          </table:table-cell>
          <table:table-cell table:formula="of:=5/43" office:value-type="float" office:value="0.116279069767442" calcext:value-type="float">
            <text:p>0.1162790698</text:p>
          </table:table-cell>
          <table:table-cell table:formula="of:=([.C3]-[.B3])/(1-[.B3])" office:value-type="float" office:value="0.0256410256410256" calcext:value-type="float">
            <text:p>0.0256410256</text:p>
          </table:table-cell>
          <table:table-cell/>
        </table:table-row>
        <table:table-row table:style-name="ro1">
          <table:table-cell office:value-type="string" calcext:value-type="string">
            <text:p>Condon (20514528)</text:p>
          </table:table-cell>
          <table:table-cell table:formula="of:=7/43" office:value-type="float" office:value="0.162790697674419" calcext:value-type="float">
            <text:p>0.1627906977</text:p>
          </table:table-cell>
          <table:table-cell table:formula="of:=8/43" office:value-type="float" office:value="0.186046511627907" calcext:value-type="float">
            <text:p>0.1860465116</text:p>
          </table:table-cell>
          <table:table-cell table:formula="of:=([.C4]-[.B4])/(1-[.B4])" office:value-type="float" office:value="0.0277777777777778" calcext:value-type="float">
            <text:p>0.0277777778</text:p>
          </table:table-cell>
          <table:table-cell/>
        </table:table-row>
        <table:table-row table:style-name="ro1">
          <table:table-cell office:value-type="string" calcext:value-type="string">
            <text:p>Palacio (20495983)</text:p>
          </table:table-cell>
          <table:table-cell table:formula="of:=4/43" office:value-type="float" office:value="0.0930232558139535" calcext:value-type="float">
            <text:p>0.0930232558</text:p>
          </table:table-cell>
          <table:table-cell table:formula="of:=14/43" office:value-type="float" office:value="0.325581395348837" calcext:value-type="float">
            <text:p>0.3255813953</text:p>
          </table:table-cell>
          <table:table-cell table:formula="of:=([.C5]-[.B5])/(1-[.B5])" office:value-type="float" office:value="0.256410256410256" calcext:value-type="float">
            <text:p>0.2564102564</text:p>
          </table:table-cell>
          <table:table-cell/>
        </table:table-row>
        <table:table-row table:style-name="ro1">
          <table:table-cell office:value-type="string" calcext:value-type="string">
            <text:p>Oaker (20495983)</text:p>
          </table:table-cell>
          <table:table-cell table:formula="of:=3/43" office:value-type="float" office:value="0.0697674418604651" calcext:value-type="float">
            <text:p>0.0697674419</text:p>
          </table:table-cell>
          <table:table-cell table:formula="of:=6/43" office:value-type="float" office:value="0.13953488372093" calcext:value-type="float">
            <text:p>0.1395348837</text:p>
          </table:table-cell>
          <table:table-cell table:formula="of:=([.C6]-[.B6])/(1-[.B6])" office:value-type="float" office:value="0.075" calcext:value-type="float">
            <text:p>0.075</text:p>
          </table:table-cell>
          <table:table-cell/>
        </table:table-row>
        <table:table-row table:style-name="ro1">
          <table:table-cell office:value-type="string" calcext:value-type="string">
            <text:p>Perez (20485992)</text:p>
          </table:table-cell>
          <table:table-cell table:formula="of:=6/43" office:value-type="float" office:value="0.13953488372093" calcext:value-type="float">
            <text:p>0.1395348837</text:p>
          </table:table-cell>
          <table:table-cell table:formula="of:=8/43" office:value-type="float" office:value="0.186046511627907" calcext:value-type="float">
            <text:p>0.1860465116</text:p>
          </table:table-cell>
          <table:table-cell table:formula="of:=([.C7]-[.B7])/(1-[.B7])" office:value-type="float" office:value="0.0540540540540541" calcext:value-type="float">
            <text:p>0.0540540541</text:p>
          </table:table-cell>
          <table:table-cell/>
        </table:table-row>
        <table:table-row table:style-name="ro1">
          <table:table-cell office:value-type="string" calcext:value-type="string">
            <text:p>Castillo (20497026)</text:p>
          </table:table-cell>
          <table:table-cell table:formula="of:=1/43" office:value-type="float" office:value="0.0232558139534884" calcext:value-type="float">
            <text:p>0.023255814</text:p>
          </table:table-cell>
          <table:table-cell table:formula="of:=10/43" office:value-type="float" office:value="0.232558139534884" calcext:value-type="float">
            <text:p>0.2325581395</text:p>
          </table:table-cell>
          <table:table-cell table:formula="of:=([.C8]-[.B8])/(1-[.B8])" office:value-type="float" office:value="0.214285714285714" calcext:value-type="float">
            <text:p>0.2142857143</text:p>
          </table:table-cell>
          <table:table-cell/>
        </table:table-row>
        <table:table-row table:style-name="ro1">
          <table:table-cell office:value-type="string" calcext:value-type="string">
            <text:p>Washington (20504641)</text:p>
          </table:table-cell>
          <table:table-cell table:formula="of:=9/43" office:value-type="float" office:value="0.209302325581395" calcext:value-type="float">
            <text:p>0.2093023256</text:p>
          </table:table-cell>
          <table:table-cell table:formula="of:=9/43" office:value-type="float" office:value="0.209302325581395" calcext:value-type="float">
            <text:p>0.2093023256</text:p>
          </table:table-cell>
          <table:table-cell table:formula="of:=([.C9]-[.B9])/(1-[.B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rooney (20539107)</text:p>
          </table:table-cell>
          <table:table-cell table:formula="of:=7/43" office:value-type="float" office:value="0.162790697674419" calcext:value-type="float">
            <text:p>0.1627906977</text:p>
          </table:table-cell>
          <table:table-cell table:formula="of:=11/43" office:value-type="float" office:value="0.255813953488372" calcext:value-type="float">
            <text:p>0.2558139535</text:p>
          </table:table-cell>
          <table:table-cell table:formula="of:=([.C10]-[.B10])/(1-[.B10])" office:value-type="float" office:value="0.111111111111111" calcext:value-type="float">
            <text:p>0.1111111111</text:p>
          </table:table-cell>
          <table:table-cell/>
        </table:table-row>
        <table:table-row table:style-name="ro1">
          <table:table-cell office:value-type="string" calcext:value-type="string">
            <text:p>Wertz (20470351)</text:p>
          </table:table-cell>
          <table:table-cell table:formula="of:=7/43" office:value-type="float" office:value="0.162790697674419" calcext:value-type="float">
            <text:p>0.1627906977</text:p>
          </table:table-cell>
          <table:table-cell table:formula="of:=8/43" office:value-type="float" office:value="0.186046511627907" calcext:value-type="float">
            <text:p>0.1860465116</text:p>
          </table:table-cell>
          <table:table-cell table:formula="of:=([.C11]-[.B11])/(1-[.B11])" office:value-type="float" office:value="0.0277777777777778" calcext:value-type="float">
            <text:p>0.0277777778</text:p>
          </table:table-cell>
          <table:table-cell/>
        </table:table-row>
        <table:table-row table:style-name="ro1">
          <table:table-cell office:value-type="string" calcext:value-type="string">
            <text:p>Gabela (20487067)</text:p>
          </table:table-cell>
          <table:table-cell table:formula="of:=6/43" office:value-type="float" office:value="0.13953488372093" calcext:value-type="float">
            <text:p>0.1395348837</text:p>
          </table:table-cell>
          <table:table-cell table:formula="of:=7/43" office:value-type="float" office:value="0.162790697674419" calcext:value-type="float">
            <text:p>0.1627906977</text:p>
          </table:table-cell>
          <table:table-cell table:formula="of:=([.C12]-[.B12])/(1-[.B12])" office:value-type="float" office:value="0.027027027027027" calcext:value-type="float">
            <text:p>0.027027027</text:p>
          </table:table-cell>
          <table:table-cell/>
        </table:table-row>
        <table:table-row table:style-name="ro1">
          <table:table-cell office:value-type="string" calcext:value-type="string">
            <text:p>Choe (20580881)</text:p>
          </table:table-cell>
          <table:table-cell table:formula="of:=9/43" office:value-type="float" office:value="0.209302325581395" calcext:value-type="float">
            <text:p>0.2093023256</text:p>
          </table:table-cell>
          <table:table-cell table:formula="of:=14/43" office:value-type="float" office:value="0.325581395348837" calcext:value-type="float">
            <text:p>0.3255813953</text:p>
          </table:table-cell>
          <table:table-cell table:formula="of:=([.C13]-[.B13])/(1-[.B13])" office:value-type="float" office:value="0.147058823529412" calcext:value-type="float">
            <text:p>0.1470588235</text:p>
          </table:table-cell>
          <table:table-cell/>
        </table:table-row>
        <table:table-row table:style-name="ro1">
          <table:table-cell office:value-type="string" calcext:value-type="string">
            <text:p>Castanos (20480929)</text:p>
          </table:table-cell>
          <table:table-cell table:formula="of:=6/43" office:value-type="float" office:value="0.13953488372093" calcext:value-type="float">
            <text:p>0.1395348837</text:p>
          </table:table-cell>
          <table:table-cell table:formula="of:=8/43" office:value-type="float" office:value="0.186046511627907" calcext:value-type="float">
            <text:p>0.1860465116</text:p>
          </table:table-cell>
          <table:table-cell table:formula="of:=([.C14]-[.B14])/(1-[.B14])" office:value-type="float" office:value="0.0540540540540541" calcext:value-type="float">
            <text:p>0.0540540541</text:p>
          </table:table-cell>
          <table:table-cell/>
        </table:table-row>
        <table:table-row table:style-name="ro1">
          <table:table-cell office:value-type="string" calcext:value-type="string">
            <text:p>Agajanian (20483558)</text:p>
          </table:table-cell>
          <table:table-cell table:formula="of:=3/43" office:value-type="float" office:value="0.0697674418604651" calcext:value-type="float">
            <text:p>0.0697674419</text:p>
          </table:table-cell>
          <table:table-cell table:formula="of:=8/43" office:value-type="float" office:value="0.186046511627907" calcext:value-type="float">
            <text:p>0.1860465116</text:p>
          </table:table-cell>
          <table:table-cell table:formula="of:=([.C15]-[.B15])/(1-[.B15])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Ramos (20441197)</text:p>
          </table:table-cell>
          <table:table-cell table:formula="of:=6/43" office:value-type="float" office:value="0.13953488372093" calcext:value-type="float">
            <text:p>0.1395348837</text:p>
          </table:table-cell>
          <table:table-cell table:formula="of:=11/43" office:value-type="float" office:value="0.255813953488372" calcext:value-type="float">
            <text:p>0.2558139535</text:p>
          </table:table-cell>
          <table:table-cell table:formula="of:=([.C16]-[.B16])/(1-[.B16])" office:value-type="float" office:value="0.135135135135135" calcext:value-type="float">
            <text:p>0.1351351351</text:p>
          </table:table-cell>
          <table:table-cell/>
        </table:table-row>
        <table:table-row table:style-name="ro1">
          <table:table-cell office:value-type="string" calcext:value-type="string">
            <text:p>Littaua (20501122)</text:p>
          </table:table-cell>
          <table:table-cell table:formula="of:=2/43" office:value-type="float" office:value="0.0465116279069768" calcext:value-type="float">
            <text:p>0.0465116279</text:p>
          </table:table-cell>
          <table:table-cell table:formula="of:=5/43" office:value-type="float" office:value="0.116279069767442" calcext:value-type="float">
            <text:p>0.1162790698</text:p>
          </table:table-cell>
          <table:table-cell table:formula="of:=([.C17]-[.B17])/(1-[.B17])" office:value-type="float" office:value="0.0731707317073171" calcext:value-type="float">
            <text:p>0.0731707317</text:p>
          </table:table-cell>
          <table:table-cell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formula="of:=8/43" office:value-type="float" office:value="0.186046511627907" calcext:value-type="float">
            <text:p>0.1860465116</text:p>
          </table:table-cell>
          <table:table-cell table:formula="of:=16/43" office:value-type="float" office:value="0.372093023255814" calcext:value-type="float">
            <text:p>0.3720930233</text:p>
          </table:table-cell>
          <table:table-cell table:formula="of:=([.C18]-[.B18])/(1-[.B18])" office:value-type="float" office:value="0.228571428571429" calcext:value-type="float">
            <text:p>0.2285714286</text:p>
          </table:table-cell>
          <table:table-cell/>
        </table:table-row>
        <table:table-row table:style-name="ro1">
          <table:table-cell office:value-type="string" calcext:value-type="string">
            <text:p>Ordonez (20482967)</text:p>
          </table:table-cell>
          <table:table-cell table:formula="of:=10/43" office:value-type="float" office:value="0.232558139534884" calcext:value-type="float">
            <text:p>0.2325581395</text:p>
          </table:table-cell>
          <table:table-cell table:formula="of:=8/43" office:value-type="float" office:value="0.186046511627907" calcext:value-type="float">
            <text:p>0.1860465116</text:p>
          </table:table-cell>
          <table:table-cell table:formula="of:=([.C19]-[.B19])/(1-[.B19])" office:value-type="float" office:value="-0.0606060606060606" calcext:value-type="float">
            <text:p>-0.0606060606</text:p>
          </table:table-cell>
          <table:table-cell/>
        </table:table-row>
        <table:table-row table:style-name="ro1">
          <table:table-cell office:value-type="string" calcext:value-type="string">
            <text:p>Hernandez (20541553)</text:p>
          </table:table-cell>
          <table:table-cell table:formula="of:=7/43" office:value-type="float" office:value="0.162790697674419" calcext:value-type="float">
            <text:p>0.1627906977</text:p>
          </table:table-cell>
          <table:table-cell table:formula="of:=13/43" office:value-type="float" office:value="0.302325581395349" calcext:value-type="float">
            <text:p>0.3023255814</text:p>
          </table:table-cell>
          <table:table-cell table:formula="of:=([.C20]-[.B20])/(1-[.B20])" office:value-type="float" office:value="0.166666666666667" calcext:value-type="float">
            <text:p>0.1666666667</text:p>
          </table:table-cell>
          <table:table-cell/>
        </table:table-row>
        <table:table-row table:style-name="ro1">
          <table:table-cell office:value-type="string" calcext:value-type="string">
            <text:p>Moore (20545106)</text:p>
          </table:table-cell>
          <table:table-cell table:formula="of:=2/43" office:value-type="float" office:value="0.0465116279069768" calcext:value-type="float">
            <text:p>0.0465116279</text:p>
          </table:table-cell>
          <table:table-cell table:formula="of:=12/43" office:value-type="float" office:value="0.27906976744186" calcext:value-type="float">
            <text:p>0.2790697674</text:p>
          </table:table-cell>
          <table:table-cell table:formula="of:=([.C21]-[.B21])/(1-[.B21])" office:value-type="float" office:value="0.24390243902439" calcext:value-type="float">
            <text:p>0.243902439</text:p>
          </table:table-cell>
          <table:table-cell/>
        </table:table-row>
        <table:table-row table:style-name="ro1">
          <table:table-cell office:value-type="string" calcext:value-type="string">
            <text:p>Willrich (20519831)</text:p>
          </table:table-cell>
          <table:table-cell table:formula="of:=9/43" office:value-type="float" office:value="0.209302325581395" calcext:value-type="float">
            <text:p>0.2093023256</text:p>
          </table:table-cell>
          <table:table-cell table:formula="of:=19/43" office:value-type="float" office:value="0.441860465116279" calcext:value-type="float">
            <text:p>0.4418604651</text:p>
          </table:table-cell>
          <table:table-cell table:formula="of:=([.C22]-[.B22])/(1-[.B22])" office:value-type="float" office:value="0.294117647058823" calcext:value-type="float">
            <text:p>0.2941176471</text:p>
          </table:table-cell>
          <table:table-cell/>
        </table:table-row>
        <table:table-row table:style-name="ro1">
          <table:table-cell table:number-columns-repeated="3"/>
          <table:table-cell table:formula="of:=AVERAGE([.D3:.D22])" office:value-type="float" office:value="0.111307780461296" calcext:value-type="float">
            <text:p>0.1113077805</text:p>
          </table:table-cell>
          <table:table-cell table:formula="of:=STDEV([.D3:.D22])/SQRT(20)" office:value-type="float" office:value="0.0218353744020812" calcext:value-type="float">
            <text:p>0.02183537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 style:data-style-name="N2" text:time-value="15:08:48.498443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8-07-20T17:46:48.273468698</dc:date>
    <meta:editing-duration>PT2H23M3S</meta:editing-duration>
    <meta:editing-cycles>35</meta:editing-cycles>
    <meta:generator>LibreOffice/5.1.6.2$Linux_X86_64 LibreOffice_project/10m0$Build-2</meta:generator>
    <meta:document-statistic meta:table-count="1" meta:cell-count="87" meta:object-count="0"/>
  </office:meta>
</office:document-meta>
</file>